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689in"/>
    </style:style>
    <style:style style:name="co2" style:family="table-column">
      <style:table-column-properties fo:break-before="auto" style:column-width="1.4575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1.15in"/>
    </style:style>
    <style:style style:name="co5" style:family="table-column">
      <style:table-column-properties fo:break-before="auto" style:column-width="0.8283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0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  <style:style style:name="ce2" style:family="table-cell" style:parent-style-name="Default" style:data-style-name="N11"/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dding_fibb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ce2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Price</text:p>
          </table:table-cell>
          <table:table-cell office:value-type="string" calcext:value-type="string">
            <text:p>Amount $</text:p>
          </table:table-cell>
          <table:table-cell office:value-type="string" calcext:value-type="string">
            <text:p>Amount BTC</text:p>
          </table:table-cell>
          <table:table-cell office:value-type="string" calcext:value-type="string">
            <text:p>Sum $</text:p>
          </table:table-cell>
          <table:table-cell office:value-type="string" calcext:value-type="string">
            <text:p>Sum BTC</text:p>
          </table:table-cell>
          <table:table-cell office:value-type="string" calcext:value-type="string">
            <text:p>Value $</text:p>
          </table:table-cell>
          <table:table-cell office:value-type="string" calcext:value-type="string">
            <text:p>Value Ratio</text:p>
          </table:table-cell>
          <table:table-cell/>
          <table:table-cell table:style-name="ce3" office:value-type="string" calcext:value-type="string">
            <text:p>dro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currency" office:currency="USD" office:value="300" calcext:value-type="currency">
            <text:p>$300.00</text:p>
          </table:table-cell>
          <table:table-cell office:value-type="currency" office:currency="USD" office:value="5" calcext:value-type="currency">
            <text:p>$5.00</text:p>
          </table:table-cell>
          <table:table-cell table:formula="of:=[.B2]/[.A2]" office:value-type="float" office:value="0.0166666666666667" calcext:value-type="float">
            <text:p>0.0166666667</text:p>
          </table:table-cell>
          <table:table-cell table:formula="of:=SUM([.B2])" office:value-type="currency" office:currency="USD" office:value="5" calcext:value-type="currency">
            <text:p>$5.00</text:p>
          </table:table-cell>
          <table:table-cell table:formula="of:=[.C2]" office:value-type="float" office:value="0.0166666666666667" calcext:value-type="float">
            <text:p>0.0166666667</text:p>
          </table:table-cell>
          <table:table-cell table:formula="of:=[.A2]*[.E2]" office:value-type="currency" office:currency="USD" office:value="5" calcext:value-type="currency">
            <text:p>$5.00</text:p>
          </table:table-cell>
          <table:table-cell table:formula="of:=[.F2]/[.D2]" office:value-type="percentage" office:value="1" calcext:value-type="percentage">
            <text:p>100.00%</text:p>
          </table:table-cell>
          <table:table-cell/>
          <table:table-cell table:style-name="ce3" office:value-type="string" calcext:value-type="string">
            <text:p>multi</text:p>
          </table:table-cell>
          <table:table-cell office:value-type="string" calcext:value-type="string">
            <text:p>fibonacci serie</text:p>
          </table:table-cell>
        </table:table-row>
        <table:table-row table:style-name="ro1">
          <table:table-cell table:formula="of:=[.A2]/(1 + ([.J$1]/100))" office:value-type="currency" office:currency="USD" office:value="297.029702970297" calcext:value-type="currency">
            <text:p>$297.03</text:p>
          </table:table-cell>
          <table:table-cell table:formula="of:=[.B2]" office:value-type="currency" office:currency="USD" office:value="5" calcext:value-type="currency">
            <text:p>$5.00</text:p>
          </table:table-cell>
          <table:table-cell table:formula="of:=[.B3]/[.A3]" office:value-type="float" office:value="0.0168333333333333" calcext:value-type="float">
            <text:p>0.0168333333</text:p>
          </table:table-cell>
          <table:table-cell table:formula="of:=SUM([.B$2:.B3])" office:value-type="currency" office:currency="USD" office:value="10" calcext:value-type="currency">
            <text:p>$10.00</text:p>
          </table:table-cell>
          <table:table-cell table:formula="of:=SUM([.C$2:.C3])" office:value-type="float" office:value="0.0335" calcext:value-type="float">
            <text:p>0.0335</text:p>
          </table:table-cell>
          <table:table-cell table:formula="of:=[.A3]*[.E3]" office:value-type="currency" office:currency="USD" office:value="9.95049504950495" calcext:value-type="currency">
            <text:p>$9.95</text:p>
          </table:table-cell>
          <table:table-cell table:formula="of:=[.F3]/[.D3]" office:value-type="percentage" office:value="0.995049504950495" calcext:value-type="percentage">
            <text:p>99.50%</text:p>
          </table:table-cell>
          <table:table-cell table:number-columns-repeated="3"/>
        </table:table-row>
        <table:table-row table:style-name="ro1">
          <table:table-cell table:formula="of:=[.A3]/(1 + ([.J$1]/100))" office:value-type="currency" office:currency="USD" office:value="294.088814822076" calcext:value-type="currency">
            <text:p>$294.09</text:p>
          </table:table-cell>
          <table:table-cell table:formula="of:=[.B3]+[.B2]" office:value-type="currency" office:currency="USD" office:value="10" calcext:value-type="currency">
            <text:p>$10.00</text:p>
          </table:table-cell>
          <table:table-cell table:formula="of:=[.B4]/[.A4]" office:value-type="float" office:value="0.0340033333333333" calcext:value-type="float">
            <text:p>0.0340033333</text:p>
          </table:table-cell>
          <table:table-cell table:formula="of:=SUM([.B$2:.B4])" office:value-type="currency" office:currency="USD" office:value="20" calcext:value-type="currency">
            <text:p>$20.00</text:p>
          </table:table-cell>
          <table:table-cell table:formula="of:=SUM([.C$2:.C4])" office:value-type="float" office:value="0.0675033333333333" calcext:value-type="float">
            <text:p>0.0675033333</text:p>
          </table:table-cell>
          <table:table-cell table:formula="of:=[.A4]*[.E4]" office:value-type="currency" office:currency="USD" office:value="19.8519752965396" calcext:value-type="currency">
            <text:p>$19.85</text:p>
          </table:table-cell>
          <table:table-cell table:formula="of:=[.F4]/[.D4]" office:value-type="percentage" office:value="0.992598764826978" calcext:value-type="percentage">
            <text:p>99.26%</text:p>
          </table:table-cell>
          <table:table-cell table:number-columns-repeated="3"/>
        </table:table-row>
        <table:table-row table:style-name="ro1">
          <table:table-cell table:formula="of:=[.A4]/(1 + ([.J$1]/100))" office:value-type="currency" office:currency="USD" office:value="291.177044378293" calcext:value-type="currency">
            <text:p>$291.18</text:p>
          </table:table-cell>
          <table:table-cell table:formula="of:=[.B4]+[.B3]" office:value-type="currency" office:currency="USD" office:value="15" calcext:value-type="currency">
            <text:p>$15.00</text:p>
          </table:table-cell>
          <table:table-cell table:formula="of:=[.B5]/[.A5]" office:value-type="float" office:value="0.05151505" calcext:value-type="float">
            <text:p>0.05151505</text:p>
          </table:table-cell>
          <table:table-cell table:formula="of:=SUM([.B$2:.B5])" office:value-type="currency" office:currency="USD" office:value="35" calcext:value-type="currency">
            <text:p>$35.00</text:p>
          </table:table-cell>
          <table:table-cell table:formula="of:=SUM([.C$2:.C5])" office:value-type="float" office:value="0.119018383333333" calcext:value-type="float">
            <text:p>0.1190183833</text:p>
          </table:table-cell>
          <table:table-cell table:formula="of:=[.A5]*[.E5]" office:value-type="currency" office:currency="USD" office:value="34.6554210856827" calcext:value-type="currency">
            <text:p>$34.66</text:p>
          </table:table-cell>
          <table:table-cell table:formula="of:=[.F5]/[.D5]" office:value-type="percentage" office:value="0.990154888162364" calcext:value-type="percentage">
            <text:p>99.02%</text:p>
          </table:table-cell>
          <table:table-cell table:number-columns-repeated="3"/>
        </table:table-row>
        <table:table-row table:style-name="ro1">
          <table:table-cell table:formula="of:=[.A5]/(1 + ([.J$1]/100))" office:value-type="currency" office:currency="USD" office:value="288.294103344845" calcext:value-type="currency">
            <text:p>$288.29</text:p>
          </table:table-cell>
          <table:table-cell table:formula="of:=[.B5]+[.B4]" office:value-type="currency" office:currency="USD" office:value="25" calcext:value-type="currency">
            <text:p>$25.00</text:p>
          </table:table-cell>
          <table:table-cell table:formula="of:=[.B6]/[.A6]" office:value-type="float" office:value="0.0867170008333333" calcext:value-type="float">
            <text:p>0.0867170008</text:p>
          </table:table-cell>
          <table:table-cell table:formula="of:=SUM([.B$2:.B6])" office:value-type="currency" office:currency="USD" office:value="60" calcext:value-type="currency">
            <text:p>$60.00</text:p>
          </table:table-cell>
          <table:table-cell table:formula="of:=SUM([.C$2:.C6])" office:value-type="float" office:value="0.205735384166667" calcext:value-type="float">
            <text:p>0.2057353842</text:p>
          </table:table-cell>
          <table:table-cell table:formula="of:=[.A6]*[.E6]" office:value-type="currency" office:currency="USD" office:value="59.3122981046364" calcext:value-type="currency">
            <text:p>$59.31</text:p>
          </table:table-cell>
          <table:table-cell table:formula="of:=[.F6]/[.D6]" office:value-type="percentage" office:value="0.988538301743939" calcext:value-type="percentage">
            <text:p>98.85%</text:p>
          </table:table-cell>
          <table:table-cell table:number-columns-repeated="3"/>
        </table:table-row>
        <table:table-row table:style-name="ro1">
          <table:table-cell table:formula="of:=[.A6]/(1 + ([.J$1]/100))" office:value-type="currency" office:currency="USD" office:value="285.439706282025" calcext:value-type="currency">
            <text:p>$285.44</text:p>
          </table:table-cell>
          <table:table-cell table:formula="of:=[.B6]+[.B5]" office:value-type="currency" office:currency="USD" office:value="40" calcext:value-type="currency">
            <text:p>$40.00</text:p>
          </table:table-cell>
          <table:table-cell table:formula="of:=[.B7]/[.A7]" office:value-type="float" office:value="0.140134673346667" calcext:value-type="float">
            <text:p>0.1401346733</text:p>
          </table:table-cell>
          <table:table-cell table:formula="of:=SUM([.B$2:.B7])" office:value-type="currency" office:currency="USD" office:value="100" calcext:value-type="currency">
            <text:p>$100.00</text:p>
          </table:table-cell>
          <table:table-cell table:formula="of:=SUM([.C$2:.C7])" office:value-type="float" office:value="0.345870057513333" calcext:value-type="float">
            <text:p>0.3458700575</text:p>
          </table:table-cell>
          <table:table-cell table:formula="of:=[.A7]*[.E7]" office:value-type="currency" office:currency="USD" office:value="98.7250476283528" calcext:value-type="currency">
            <text:p>$98.73</text:p>
          </table:table-cell>
          <table:table-cell table:formula="of:=[.F7]/[.D7]" office:value-type="percentage" office:value="0.987250476283528" calcext:value-type="percentage">
            <text:p>98.73%</text:p>
          </table:table-cell>
          <table:table-cell table:number-columns-repeated="3"/>
        </table:table-row>
        <table:table-row table:style-name="ro1">
          <table:table-cell table:formula="of:=[.A7]/(1 + ([.J$1]/100))" office:value-type="currency" office:currency="USD" office:value="282.613570576262" calcext:value-type="currency">
            <text:p>$282.61</text:p>
          </table:table-cell>
          <table:table-cell table:formula="of:=[.B7]+[.B6]" office:value-type="currency" office:currency="USD" office:value="65" calcext:value-type="currency">
            <text:p>$65.00</text:p>
          </table:table-cell>
          <table:table-cell table:formula="of:=[.B8]/[.A8]" office:value-type="float" office:value="0.229996032630217" calcext:value-type="float">
            <text:p>0.2299960326</text:p>
          </table:table-cell>
          <table:table-cell table:formula="of:=SUM([.B$2:.B8])" office:value-type="currency" office:currency="USD" office:value="165" calcext:value-type="currency">
            <text:p>$165.00</text:p>
          </table:table-cell>
          <table:table-cell table:formula="of:=SUM([.C$2:.C8])" office:value-type="float" office:value="0.57586609014355" calcext:value-type="float">
            <text:p>0.5758660901</text:p>
          </table:table-cell>
          <table:table-cell table:formula="of:=[.A8]*[.E8]" office:value-type="currency" office:currency="USD" office:value="162.74757190926" calcext:value-type="currency">
            <text:p>$162.75</text:p>
          </table:table-cell>
          <table:table-cell table:formula="of:=[.F8]/[.D8]" office:value-type="percentage" office:value="0.986348920662183" calcext:value-type="percentage">
            <text:p>98.63%</text:p>
          </table:table-cell>
          <table:table-cell table:number-columns-repeated="3"/>
        </table:table-row>
        <table:table-row table:style-name="ro1">
          <table:table-cell table:formula="of:=[.A8]/(1 + ([.J$1]/100))" office:value-type="currency" office:currency="USD" office:value="279.815416412141" calcext:value-type="currency">
            <text:p>$279.82</text:p>
          </table:table-cell>
          <table:table-cell table:formula="of:=[.B8]+[.B7]" office:value-type="currency" office:currency="USD" office:value="105" calcext:value-type="currency">
            <text:p>$105.00</text:p>
          </table:table-cell>
          <table:table-cell table:formula="of:=[.B9]/[.A9]" office:value-type="float" office:value="0.375247373237453" calcext:value-type="float">
            <text:p>0.3752473732</text:p>
          </table:table-cell>
          <table:table-cell table:formula="of:=SUM([.B$2:.B9])" office:value-type="currency" office:currency="USD" office:value="270" calcext:value-type="currency">
            <text:p>$270.00</text:p>
          </table:table-cell>
          <table:table-cell table:formula="of:=SUM([.C$2:.C9])" office:value-type="float" office:value="0.951113463381003" calcext:value-type="float">
            <text:p>0.9511134634</text:p>
          </table:table-cell>
          <table:table-cell table:formula="of:=[.A9]*[.E9]" office:value-type="currency" office:currency="USD" office:value="266.136209811149" calcext:value-type="currency">
            <text:p>$266.14</text:p>
          </table:table-cell>
          <table:table-cell table:formula="of:=[.F9]/[.D9]" office:value-type="percentage" office:value="0.985689665967218" calcext:value-type="percentage">
            <text:p>98.57%</text:p>
          </table:table-cell>
          <table:table-cell table:number-columns-repeated="3"/>
        </table:table-row>
        <table:table-row table:style-name="ro1">
          <table:table-cell table:formula="of:=[.A9]/(1 + ([.J$1]/100))" office:value-type="currency" office:currency="USD" office:value="277.044966744694" calcext:value-type="currency">
            <text:p>$277.04</text:p>
          </table:table-cell>
          <table:table-cell table:formula="of:=[.B9]+[.B8]" office:value-type="currency" office:currency="USD" office:value="170" calcext:value-type="currency">
            <text:p>$170.00</text:p>
          </table:table-cell>
          <table:table-cell table:formula="of:=[.B10]/[.A10]" office:value-type="float" office:value="0.613618799855912" calcext:value-type="float">
            <text:p>0.6136187999</text:p>
          </table:table-cell>
          <table:table-cell table:formula="of:=SUM([.B$2:.B10])" office:value-type="currency" office:currency="USD" office:value="440" calcext:value-type="currency">
            <text:p>$440.00</text:p>
          </table:table-cell>
          <table:table-cell table:formula="of:=SUM([.C$2:.C10])" office:value-type="float" office:value="1.56473226323692" calcext:value-type="float">
            <text:p>1.5647322632</text:p>
          </table:table-cell>
          <table:table-cell table:formula="of:=[.A10]*[.E10]" office:value-type="currency" office:currency="USD" office:value="433.501197832821" calcext:value-type="currency">
            <text:p>$433.50</text:p>
          </table:table-cell>
          <table:table-cell table:formula="of:=[.F10]/[.D10]" office:value-type="percentage" office:value="0.985229995074592" calcext:value-type="percentage">
            <text:p>98.52%</text:p>
          </table:table-cell>
          <table:table-cell table:number-columns-repeated="3"/>
        </table:table-row>
        <table:table-row table:style-name="ro1">
          <table:table-cell table:formula="of:=[.A10]/(1 + ([.J$1]/100))" office:value-type="currency" office:currency="USD" office:value="274.301947271974" calcext:value-type="currency">
            <text:p>$274.30</text:p>
          </table:table-cell>
          <table:table-cell table:formula="of:=[.B10]+[.B9]" office:value-type="currency" office:currency="USD" office:value="275" calcext:value-type="currency">
            <text:p>$275.00</text:p>
          </table:table-cell>
          <table:table-cell table:formula="of:=[.B11]/[.A11]" office:value-type="float" office:value="1.002544833294" calcext:value-type="float">
            <text:p>1.0025448333</text:p>
          </table:table-cell>
          <table:table-cell table:formula="of:=SUM([.B$2:.B11])" office:value-type="currency" office:currency="USD" office:value="715" calcext:value-type="currency">
            <text:p>$715.00</text:p>
          </table:table-cell>
          <table:table-cell table:formula="of:=SUM([.C$2:.C11])" office:value-type="float" office:value="2.56727709653091" calcext:value-type="float">
            <text:p>2.5672770965</text:p>
          </table:table-cell>
          <table:table-cell table:formula="of:=[.A11]*[.E11]" office:value-type="currency" office:currency="USD" office:value="704.209106765169" calcext:value-type="currency">
            <text:p>$704.21</text:p>
          </table:table-cell>
          <table:table-cell table:formula="of:=[.F11]/[.D11]" office:value-type="percentage" office:value="0.984907841629607" calcext:value-type="percentage">
            <text:p>98.49%</text:p>
          </table:table-cell>
          <table:table-cell table:number-columns-repeated="3"/>
        </table:table-row>
        <table:table-row table:style-name="ro1">
          <table:table-cell table:formula="of:=[.A11]/(1 + ([.J$1]/100))" office:value-type="currency" office:currency="USD" office:value="271.586086407895" calcext:value-type="currency">
            <text:p>$271.59</text:p>
          </table:table-cell>
          <table:table-cell table:formula="of:=[.B11]+[.B10]" office:value-type="currency" office:currency="USD" office:value="445" calcext:value-type="currency">
            <text:p>$445.00</text:p>
          </table:table-cell>
          <table:table-cell table:formula="of:=[.B12]/[.A12]" office:value-type="float" office:value="1.63852281935995" calcext:value-type="float">
            <text:p>1.6385228194</text:p>
          </table:table-cell>
          <table:table-cell table:formula="of:=SUM([.B$2:.B12])" office:value-type="currency" office:currency="USD" office:value="1160" calcext:value-type="currency">
            <text:p>$1,160.00</text:p>
          </table:table-cell>
          <table:table-cell table:formula="of:=SUM([.C$2:.C12])" office:value-type="float" office:value="4.20579991589087" calcext:value-type="float">
            <text:p>4.2057999159</text:p>
          </table:table-cell>
          <table:table-cell table:formula="of:=[.A12]*[.E12]" office:value-type="currency" office:currency="USD" office:value="1142.23673937145" calcext:value-type="currency">
            <text:p>$1,142.24</text:p>
          </table:table-cell>
          <table:table-cell table:formula="of:=[.F12]/[.D12]" office:value-type="percentage" office:value="0.984686844285736" calcext:value-type="percentage">
            <text:p>98.47%</text:p>
          </table:table-cell>
          <table:table-cell table:number-columns-repeated="3"/>
        </table:table-row>
        <table:table-row table:style-name="ro1">
          <table:table-cell table:formula="of:=[.A12]/(1 + ([.J$1]/100))" office:value-type="currency" office:currency="USD" office:value="268.897115255342" calcext:value-type="currency">
            <text:p>$268.90</text:p>
          </table:table-cell>
          <table:table-cell table:formula="of:=[.B12]+[.B11]" office:value-type="currency" office:currency="USD" office:value="720" calcext:value-type="currency">
            <text:p>$720.00</text:p>
          </table:table-cell>
          <table:table-cell table:formula="of:=[.B13]/[.A13]" office:value-type="float" office:value="2.67760403199676" calcext:value-type="float">
            <text:p>2.677604032</text:p>
          </table:table-cell>
          <table:table-cell table:formula="of:=SUM([.B$2:.B13])" office:value-type="currency" office:currency="USD" office:value="1880" calcext:value-type="currency">
            <text:p>$1,880.00</text:p>
          </table:table-cell>
          <table:table-cell table:formula="of:=SUM([.C$2:.C13])" office:value-type="float" office:value="6.88340394788763" calcext:value-type="float">
            <text:p>6.8834039479</text:p>
          </table:table-cell>
          <table:table-cell table:formula="of:=[.A13]*[.E13]" office:value-type="currency" office:currency="USD" office:value="1850.92746472421" calcext:value-type="currency">
            <text:p>$1,850.93</text:p>
          </table:table-cell>
          <table:table-cell table:formula="of:=[.F13]/[.D13]" office:value-type="percentage" office:value="0.984535885491602" calcext:value-type="percentage">
            <text:p>98.45%</text:p>
          </table:table-cell>
          <table:table-cell table:number-columns-repeated="3"/>
        </table:table-row>
        <table:table-row table:style-name="ro1">
          <table:table-cell table:formula="of:=[.A13]/(1 + ([.J$1]/100))" office:value-type="currency" office:currency="USD" office:value="266.234767579546" calcext:value-type="currency">
            <text:p>$266.23</text:p>
          </table:table-cell>
          <table:table-cell table:formula="of:=[.B13]+[.B12]" office:value-type="currency" office:currency="USD" office:value="1165" calcext:value-type="currency">
            <text:p>$1,165.00</text:p>
          </table:table-cell>
          <table:table-cell table:formula="of:=[.B14]/[.A14]" office:value-type="float" office:value="4.37583720034582" calcext:value-type="float">
            <text:p>4.3758372003</text:p>
          </table:table-cell>
          <table:table-cell table:formula="of:=SUM([.B$2:.B14])" office:value-type="currency" office:currency="USD" office:value="3045" calcext:value-type="currency">
            <text:p>$3,045.00</text:p>
          </table:table-cell>
          <table:table-cell table:formula="of:=SUM([.C$2:.C14])" office:value-type="float" office:value="11.2592411482334" calcext:value-type="float">
            <text:p>11.2592411482</text:p>
          </table:table-cell>
          <table:table-cell table:formula="of:=[.A14]*[.E14]" office:value-type="currency" office:currency="USD" office:value="2997.60145022199" calcext:value-type="currency">
            <text:p>$2,997.60</text:p>
          </table:table-cell>
          <table:table-cell table:formula="of:=[.F14]/[.D14]" office:value-type="percentage" office:value="0.984433973800326" calcext:value-type="percentage">
            <text:p>98.44%</text:p>
          </table:table-cell>
          <table:table-cell table:number-columns-repeated="3"/>
        </table:table-row>
        <table:table-row table:style-name="ro1">
          <table:table-cell table:formula="of:=[.A14]/(1 + ([.J$1]/100))" office:value-type="currency" office:currency="USD" office:value="263.598779781729" calcext:value-type="currency">
            <text:p>$263.60</text:p>
          </table:table-cell>
          <table:table-cell table:formula="of:=[.B14]+[.B13]" office:value-type="currency" office:currency="USD" office:value="1885" calcext:value-type="currency">
            <text:p>$1,885.00</text:p>
          </table:table-cell>
          <table:table-cell table:formula="of:=[.B15]/[.A15]" office:value-type="float" office:value="7.15101944538917" calcext:value-type="float">
            <text:p>7.1510194454</text:p>
          </table:table-cell>
          <table:table-cell table:formula="of:=SUM([.B$2:.B15])" office:value-type="currency" office:currency="USD" office:value="4930" calcext:value-type="currency">
            <text:p>$4,930.00</text:p>
          </table:table-cell>
          <table:table-cell table:formula="of:=SUM([.C$2:.C15])" office:value-type="float" office:value="18.4102605936226" calcext:value-type="float">
            <text:p>18.4102605936</text:p>
          </table:table-cell>
          <table:table-cell table:formula="of:=[.A15]*[.E15]" office:value-type="currency" office:currency="USD" office:value="4852.92222794257" calcext:value-type="currency">
            <text:p>$4,852.92</text:p>
          </table:table-cell>
          <table:table-cell table:formula="of:=[.F15]/[.D15]" office:value-type="percentage" office:value="0.984365563477194" calcext:value-type="percentage">
            <text:p>98.44%</text:p>
          </table:table-cell>
          <table:table-cell table:number-columns-repeated="3"/>
        </table:table-row>
        <table:table-row table:style-name="ro1">
          <table:table-cell table:formula="of:=[.A15]/(1 + ([.J$1]/100))" office:value-type="currency" office:currency="USD" office:value="260.988890872999" calcext:value-type="currency">
            <text:p>$260.99</text:p>
          </table:table-cell>
          <table:table-cell table:formula="of:=[.B15]+[.B14]" office:value-type="currency" office:currency="USD" office:value="3050" calcext:value-type="currency">
            <text:p>$3,050.00</text:p>
          </table:table-cell>
          <table:table-cell table:formula="of:=[.B16]/[.A16]" office:value-type="float" office:value="11.6863211679158" calcext:value-type="float">
            <text:p>11.6863211679</text:p>
          </table:table-cell>
          <table:table-cell table:formula="of:=SUM([.B$2:.B16])" office:value-type="currency" office:currency="USD" office:value="7980" calcext:value-type="currency">
            <text:p>$7,980.00</text:p>
          </table:table-cell>
          <table:table-cell table:formula="of:=SUM([.C$2:.C16])" office:value-type="float" office:value="30.0965817615384" calcext:value-type="float">
            <text:p>30.0965817615</text:p>
          </table:table-cell>
          <table:table-cell table:formula="of:=[.A16]*[.E16]" office:value-type="currency" office:currency="USD" office:value="7854.87349301244" calcext:value-type="currency">
            <text:p>$7,854.87</text:p>
          </table:table-cell>
          <table:table-cell table:formula="of:=[.F16]/[.D16]" office:value-type="percentage" office:value="0.984319986593038" calcext:value-type="percentage">
            <text:p>98.43%</text:p>
          </table:table-cell>
          <table:table-cell table:number-columns-repeated="3"/>
        </table:table-row>
        <table:table-row table:style-name="ro1">
          <table:table-cell table:formula="of:=[.A16]/(1 + ([.J$1]/100))" office:value-type="currency" office:currency="USD" office:value="258.404842448514" calcext:value-type="currency">
            <text:p>$258.40</text:p>
          </table:table-cell>
          <table:table-cell table:formula="of:=[.B16]+[.B15]" office:value-type="currency" office:currency="USD" office:value="4935" calcext:value-type="currency">
            <text:p>$4,935.00</text:p>
          </table:table-cell>
          <table:table-cell table:formula="of:=[.B17]/[.A17]" office:value-type="float" office:value="19.0979393158365" calcext:value-type="float">
            <text:p>19.0979393158</text:p>
          </table:table-cell>
          <table:table-cell table:formula="of:=SUM([.B$2:.B17])" office:value-type="currency" office:currency="USD" office:value="12915" calcext:value-type="currency">
            <text:p>$12,915.00</text:p>
          </table:table-cell>
          <table:table-cell table:formula="of:=SUM([.C$2:.C17])" office:value-type="float" office:value="49.1945210773749" calcext:value-type="float">
            <text:p>49.1945210774</text:p>
          </table:table-cell>
          <table:table-cell table:formula="of:=[.A17]*[.E17]" office:value-type="currency" office:currency="USD" office:value="12712.1024683292" calcext:value-type="currency">
            <text:p>$12,712.10</text:p>
          </table:table-cell>
          <table:table-cell table:formula="of:=[.F17]/[.D17]" office:value-type="percentage" office:value="0.984289776874112" calcext:value-type="percentage">
            <text:p>98.43%</text:p>
          </table:table-cell>
          <table:table-cell table:number-columns-repeated="3"/>
        </table:table-row>
        <table:table-row table:style-name="ro1">
          <table:table-cell table:formula="of:=[.A17]/(1 + ([.J$1]/100))" office:value-type="currency" office:currency="USD" office:value="255.846378661895" calcext:value-type="currency">
            <text:p>$255.85</text:p>
          </table:table-cell>
          <table:table-cell table:formula="of:=[.B17]+[.B16]" office:value-type="currency" office:currency="USD" office:value="7985" calcext:value-type="currency">
            <text:p>$7,985.00</text:p>
          </table:table-cell>
          <table:table-cell table:formula="of:=[.B18]/[.A18]" office:value-type="float" office:value="31.2101349323858" calcext:value-type="float">
            <text:p>31.2101349324</text:p>
          </table:table-cell>
          <table:table-cell table:formula="of:=SUM([.B$2:.B18])" office:value-type="currency" office:currency="USD" office:value="20900" calcext:value-type="currency">
            <text:p>$20,900.00</text:p>
          </table:table-cell>
          <table:table-cell table:formula="of:=SUM([.C$2:.C18])" office:value-type="float" office:value="80.4046560097607" calcext:value-type="float">
            <text:p>80.4046560098</text:p>
          </table:table-cell>
          <table:table-cell table:formula="of:=[.A18]*[.E18]" office:value-type="currency" office:currency="USD" office:value="20571.2400676526" calcext:value-type="currency">
            <text:p>$20,571.24</text:p>
          </table:table-cell>
          <table:table-cell table:formula="of:=[.F18]/[.D18]" office:value-type="percentage" office:value="0.984269859696298" calcext:value-type="percentage">
            <text:p>98.43%</text:p>
          </table:table-cell>
          <table:table-cell table:number-columns-repeated="3"/>
        </table:table-row>
        <table:table-row table:style-name="ro1">
          <table:table-cell table:formula="of:=[.A18]/(1 + ([.J$1]/100))" office:value-type="currency" office:currency="USD" office:value="253.313246199896" calcext:value-type="currency">
            <text:p>$253.31</text:p>
          </table:table-cell>
          <table:table-cell table:formula="of:=[.B18]+[.B17]" office:value-type="currency" office:currency="USD" office:value="12920" calcext:value-type="currency">
            <text:p>$12,920.00</text:p>
          </table:table-cell>
          <table:table-cell table:formula="of:=[.B19]/[.A19]" office:value-type="float" office:value="51.0040441777944" calcext:value-type="float">
            <text:p>51.0040441778</text:p>
          </table:table-cell>
          <table:table-cell table:formula="of:=SUM([.B$2:.B19])" office:value-type="currency" office:currency="USD" office:value="33820" calcext:value-type="currency">
            <text:p>$33,820.00</text:p>
          </table:table-cell>
          <table:table-cell table:formula="of:=SUM([.C$2:.C19])" office:value-type="float" office:value="131.408700187555" calcext:value-type="float">
            <text:p>131.4087001876</text:p>
          </table:table-cell>
          <table:table-cell table:formula="of:=[.A19]*[.E19]" office:value-type="currency" office:currency="USD" office:value="33287.5644234184" calcext:value-type="currency">
            <text:p>$33,287.56</text:p>
          </table:table-cell>
          <table:table-cell table:formula="of:=[.F19]/[.D19]" office:value-type="percentage" office:value="0.984256783661101" calcext:value-type="percentage">
            <text:p>98.43%</text:p>
          </table:table-cell>
          <table:table-cell table:number-columns-repeated="3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dding_static_mult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ce2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Price</text:p>
          </table:table-cell>
          <table:table-cell office:value-type="string" calcext:value-type="string">
            <text:p>Amount $</text:p>
          </table:table-cell>
          <table:table-cell office:value-type="string" calcext:value-type="string">
            <text:p>Amount BTC</text:p>
          </table:table-cell>
          <table:table-cell office:value-type="string" calcext:value-type="string">
            <text:p>Sum $</text:p>
          </table:table-cell>
          <table:table-cell office:value-type="string" calcext:value-type="string">
            <text:p>Sum BTC</text:p>
          </table:table-cell>
          <table:table-cell office:value-type="string" calcext:value-type="string">
            <text:p>Value $</text:p>
          </table:table-cell>
          <table:table-cell office:value-type="string" calcext:value-type="string">
            <text:p>Value Ratio</text:p>
          </table:table-cell>
          <table:table-cell/>
          <table:table-cell table:style-name="ce3" office:value-type="string" calcext:value-type="string">
            <text:p>dro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currency" office:currency="USD" office:value="300" calcext:value-type="currency">
            <text:p>$300.00</text:p>
          </table:table-cell>
          <table:table-cell office:value-type="currency" office:currency="USD" office:value="5" calcext:value-type="currency">
            <text:p>$5.00</text:p>
          </table:table-cell>
          <table:table-cell table:formula="of:=[.B2]/[.A2]" office:value-type="float" office:value="0.0166666666666667" calcext:value-type="float">
            <text:p>0.0166666667</text:p>
          </table:table-cell>
          <table:table-cell table:formula="of:=SUM([.B2])" office:value-type="currency" office:currency="USD" office:value="5" calcext:value-type="currency">
            <text:p>$5.00</text:p>
          </table:table-cell>
          <table:table-cell table:formula="of:=[.C2]" office:value-type="float" office:value="0.0166666666666667" calcext:value-type="float">
            <text:p>0.0166666667</text:p>
          </table:table-cell>
          <table:table-cell table:formula="of:=[.A2]*[.E2]" office:value-type="currency" office:currency="USD" office:value="5" calcext:value-type="currency">
            <text:p>$5.00</text:p>
          </table:table-cell>
          <table:table-cell table:formula="of:=[.F2]/[.D2]" office:value-type="percentage" office:value="1" calcext:value-type="percentage">
            <text:p>100.00%</text:p>
          </table:table-cell>
          <table:table-cell/>
          <table:table-cell table:style-name="ce3" office:value-type="string" calcext:value-type="string">
            <text:p>multi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table:formula="of:=[.A2]/(1 + ([.J$1]/100))" office:value-type="currency" office:currency="USD" office:value="285.714285714286" calcext:value-type="currency">
            <text:p>$285.71</text:p>
          </table:table-cell>
          <table:table-cell table:formula="of:=[.B2]*[.J$2]" office:value-type="currency" office:currency="USD" office:value="7.5" calcext:value-type="currency">
            <text:p>$7.50</text:p>
          </table:table-cell>
          <table:table-cell table:formula="of:=[.B3]/[.A3]" office:value-type="float" office:value="0.02625" calcext:value-type="float">
            <text:p>0.02625</text:p>
          </table:table-cell>
          <table:table-cell table:formula="of:=SUM([.B$2:.B3])" office:value-type="currency" office:currency="USD" office:value="12.5" calcext:value-type="currency">
            <text:p>$12.50</text:p>
          </table:table-cell>
          <table:table-cell table:formula="of:=SUM([.C$2:.C3])" office:value-type="float" office:value="0.0429166666666667" calcext:value-type="float">
            <text:p>0.0429166667</text:p>
          </table:table-cell>
          <table:table-cell table:formula="of:=[.A3]*[.E3]" office:value-type="currency" office:currency="USD" office:value="12.2619047619048" calcext:value-type="currency">
            <text:p>$12.26</text:p>
          </table:table-cell>
          <table:table-cell table:formula="of:=[.F3]/[.D3]" office:value-type="percentage" office:value="0.980952380952381" calcext:value-type="percentage">
            <text:p>98.10%</text:p>
          </table:table-cell>
          <table:table-cell table:number-columns-repeated="3"/>
        </table:table-row>
        <table:table-row table:style-name="ro1">
          <table:table-cell table:formula="of:=[.A3]/(1 + ([.J$1]/100))" office:value-type="currency" office:currency="USD" office:value="272.108843537415" calcext:value-type="currency">
            <text:p>$272.11</text:p>
          </table:table-cell>
          <table:table-cell table:formula="of:=[.B3]*[.J$2]" office:value-type="currency" office:currency="USD" office:value="11.25" calcext:value-type="currency">
            <text:p>$11.25</text:p>
          </table:table-cell>
          <table:table-cell table:formula="of:=[.B4]/[.A4]" office:value-type="float" office:value="0.04134375" calcext:value-type="float">
            <text:p>0.04134375</text:p>
          </table:table-cell>
          <table:table-cell table:formula="of:=SUM([.B$2:.B4])" office:value-type="currency" office:currency="USD" office:value="23.75" calcext:value-type="currency">
            <text:p>$23.75</text:p>
          </table:table-cell>
          <table:table-cell table:formula="of:=SUM([.C$2:.C4])" office:value-type="float" office:value="0.0842604166666667" calcext:value-type="float">
            <text:p>0.0842604167</text:p>
          </table:table-cell>
          <table:table-cell table:formula="of:=[.A4]*[.E4]" office:value-type="currency" office:currency="USD" office:value="22.9280045351474" calcext:value-type="currency">
            <text:p>$22.93</text:p>
          </table:table-cell>
          <table:table-cell table:formula="of:=[.F4]/[.D4]" office:value-type="percentage" office:value="0.965389664637785" calcext:value-type="percentage">
            <text:p>96.54%</text:p>
          </table:table-cell>
          <table:table-cell table:number-columns-repeated="3"/>
        </table:table-row>
        <table:table-row table:style-name="ro1">
          <table:table-cell table:formula="of:=[.A4]/(1 + ([.J$1]/100))" office:value-type="currency" office:currency="USD" office:value="259.151279559443" calcext:value-type="currency">
            <text:p>$259.15</text:p>
          </table:table-cell>
          <table:table-cell table:formula="of:=[.B4]*[.J$2]" office:value-type="currency" office:currency="USD" office:value="16.875" calcext:value-type="currency">
            <text:p>$16.88</text:p>
          </table:table-cell>
          <table:table-cell table:formula="of:=[.B5]/[.A5]" office:value-type="float" office:value="0.06511640625" calcext:value-type="float">
            <text:p>0.0651164063</text:p>
          </table:table-cell>
          <table:table-cell table:formula="of:=SUM([.B$2:.B5])" office:value-type="currency" office:currency="USD" office:value="40.625" calcext:value-type="currency">
            <text:p>$40.63</text:p>
          </table:table-cell>
          <table:table-cell table:formula="of:=SUM([.C$2:.C5])" office:value-type="float" office:value="0.149376822916667" calcext:value-type="float">
            <text:p>0.1493768229</text:p>
          </table:table-cell>
          <table:table-cell table:formula="of:=[.A5]*[.E5]" office:value-type="currency" office:currency="USD" office:value="38.7111947953785" calcext:value-type="currency">
            <text:p>$38.71</text:p>
          </table:table-cell>
          <table:table-cell table:formula="of:=[.F5]/[.D5]" office:value-type="percentage" office:value="0.952890948809316" calcext:value-type="percentage">
            <text:p>95.29%</text:p>
          </table:table-cell>
          <table:table-cell table:number-columns-repeated="3"/>
        </table:table-row>
        <table:table-row table:style-name="ro1">
          <table:table-cell table:formula="of:=[.A5]/(1 + ([.J$1]/100))" office:value-type="currency" office:currency="USD" office:value="246.810742437565" calcext:value-type="currency">
            <text:p>$246.81</text:p>
          </table:table-cell>
          <table:table-cell table:formula="of:=[.B5]*[.J$2]" office:value-type="currency" office:currency="USD" office:value="25.3125" calcext:value-type="currency">
            <text:p>$25.31</text:p>
          </table:table-cell>
          <table:table-cell table:formula="of:=[.B6]/[.A6]" office:value-type="float" office:value="0.10255833984375" calcext:value-type="float">
            <text:p>0.1025583398</text:p>
          </table:table-cell>
          <table:table-cell table:formula="of:=SUM([.B$2:.B6])" office:value-type="currency" office:currency="USD" office:value="65.9375" calcext:value-type="currency">
            <text:p>$65.94</text:p>
          </table:table-cell>
          <table:table-cell table:formula="of:=SUM([.C$2:.C6])" office:value-type="float" office:value="0.251935162760417" calcext:value-type="float">
            <text:p>0.2519351628</text:p>
          </table:table-cell>
          <table:table-cell table:formula="of:=[.A6]*[.E6]" office:value-type="currency" office:currency="USD" office:value="62.1803045670271" calcext:value-type="currency">
            <text:p>$62.18</text:p>
          </table:table-cell>
          <table:table-cell table:formula="of:=[.F6]/[.D6]" office:value-type="percentage" office:value="0.943018837035482" calcext:value-type="percentage">
            <text:p>94.30%</text:p>
          </table:table-cell>
          <table:table-cell table:number-columns-repeated="3"/>
        </table:table-row>
        <table:table-row table:style-name="ro1">
          <table:table-cell table:formula="of:=[.A6]/(1 + ([.J$1]/100))" office:value-type="currency" office:currency="USD" office:value="235.057849940538" calcext:value-type="currency">
            <text:p>$235.06</text:p>
          </table:table-cell>
          <table:table-cell table:formula="of:=[.B6]*[.J$2]" office:value-type="currency" office:currency="USD" office:value="37.96875" calcext:value-type="currency">
            <text:p>$37.97</text:p>
          </table:table-cell>
          <table:table-cell table:formula="of:=[.B7]/[.A7]" office:value-type="float" office:value="0.161529385253906" calcext:value-type="float">
            <text:p>0.1615293853</text:p>
          </table:table-cell>
          <table:table-cell table:formula="of:=SUM([.B$2:.B7])" office:value-type="currency" office:currency="USD" office:value="103.90625" calcext:value-type="currency">
            <text:p>$103.91</text:p>
          </table:table-cell>
          <table:table-cell table:formula="of:=SUM([.C$2:.C7])" office:value-type="float" office:value="0.413464548014323" calcext:value-type="float">
            <text:p>0.413464548</text:p>
          </table:table-cell>
          <table:table-cell table:formula="of:=[.A7]*[.E7]" office:value-type="currency" office:currency="USD" office:value="97.188087682883" calcext:value-type="currency">
            <text:p>$97.19</text:p>
          </table:table-cell>
          <table:table-cell table:formula="of:=[.F7]/[.D7]" office:value-type="percentage" office:value="0.935344001760077" calcext:value-type="percentage">
            <text:p>93.53%</text:p>
          </table:table-cell>
          <table:table-cell table:number-columns-repeated="3"/>
        </table:table-row>
        <table:table-row table:style-name="ro1">
          <table:table-cell table:formula="of:=[.A7]/(1 + ([.J$1]/100))" office:value-type="currency" office:currency="USD" office:value="223.864618990988" calcext:value-type="currency">
            <text:p>$223.86</text:p>
          </table:table-cell>
          <table:table-cell table:formula="of:=[.B7]*[.J$2]" office:value-type="currency" office:currency="USD" office:value="56.953125" calcext:value-type="currency">
            <text:p>$56.95</text:p>
          </table:table-cell>
          <table:table-cell table:formula="of:=[.B8]/[.A8]" office:value-type="float" office:value="0.254408781774902" calcext:value-type="float">
            <text:p>0.2544087818</text:p>
          </table:table-cell>
          <table:table-cell table:formula="of:=SUM([.B$2:.B8])" office:value-type="currency" office:currency="USD" office:value="160.859375" calcext:value-type="currency">
            <text:p>$160.86</text:p>
          </table:table-cell>
          <table:table-cell table:formula="of:=SUM([.C$2:.C8])" office:value-type="float" office:value="0.667873329789225" calcext:value-type="float">
            <text:p>0.6678733298</text:p>
          </table:table-cell>
          <table:table-cell table:formula="of:=[.A8]*[.E8]" office:value-type="currency" office:currency="USD" office:value="149.513208507508" calcext:value-type="currency">
            <text:p>$149.51</text:p>
          </table:table-cell>
          <table:table-cell table:formula="of:=[.F8]/[.D8]" office:value-type="percentage" office:value="0.929465307866001" calcext:value-type="percentage">
            <text:p>92.95%</text:p>
          </table:table-cell>
          <table:table-cell table:number-columns-repeated="3"/>
        </table:table-row>
        <table:table-row table:style-name="ro1">
          <table:table-cell table:formula="of:=[.A8]/(1 + ([.J$1]/100))" office:value-type="currency" office:currency="USD" office:value="213.204399039036" calcext:value-type="currency">
            <text:p>$213.20</text:p>
          </table:table-cell>
          <table:table-cell table:formula="of:=[.B8]*[.J$2]" office:value-type="currency" office:currency="USD" office:value="85.4296875" calcext:value-type="currency">
            <text:p>$85.43</text:p>
          </table:table-cell>
          <table:table-cell table:formula="of:=[.B9]/[.A9]" office:value-type="float" office:value="0.400693831295471" calcext:value-type="float">
            <text:p>0.4006938313</text:p>
          </table:table-cell>
          <table:table-cell table:formula="of:=SUM([.B$2:.B9])" office:value-type="currency" office:currency="USD" office:value="246.2890625" calcext:value-type="currency">
            <text:p>$246.29</text:p>
          </table:table-cell>
          <table:table-cell table:formula="of:=SUM([.C$2:.C9])" office:value-type="float" office:value="1.0685671610847" calcext:value-type="float">
            <text:p>1.0685671611</text:p>
          </table:table-cell>
          <table:table-cell table:formula="of:=[.A9]*[.E9]" office:value-type="currency" office:currency="USD" office:value="227.823219411912" calcext:value-type="currency">
            <text:p>$227.82</text:p>
          </table:table-cell>
          <table:table-cell table:formula="of:=[.F9]/[.D9]" office:value-type="percentage" office:value="0.925023698167319" calcext:value-type="percentage">
            <text:p>92.50%</text:p>
          </table:table-cell>
          <table:table-cell table:number-columns-repeated="3"/>
        </table:table-row>
        <table:table-row table:style-name="ro1">
          <table:table-cell table:formula="of:=[.A9]/(1 + ([.J$1]/100))" office:value-type="currency" office:currency="USD" office:value="203.051808608606" calcext:value-type="currency">
            <text:p>$203.05</text:p>
          </table:table-cell>
          <table:table-cell table:formula="of:=[.B9]*[.J$2]" office:value-type="currency" office:currency="USD" office:value="128.14453125" calcext:value-type="currency">
            <text:p>$128.14</text:p>
          </table:table-cell>
          <table:table-cell table:formula="of:=[.B10]/[.A10]" office:value-type="float" office:value="0.631092784290367" calcext:value-type="float">
            <text:p>0.6310927843</text:p>
          </table:table-cell>
          <table:table-cell table:formula="of:=SUM([.B$2:.B10])" office:value-type="currency" office:currency="USD" office:value="374.43359375" calcext:value-type="currency">
            <text:p>$374.43</text:p>
          </table:table-cell>
          <table:table-cell table:formula="of:=SUM([.C$2:.C10])" office:value-type="float" office:value="1.69965994537506" calcext:value-type="float">
            <text:p>1.6996599454</text:p>
          </table:table-cell>
          <table:table-cell table:formula="of:=[.A10]*[.E10]" office:value-type="currency" office:currency="USD" office:value="345.119025928011" calcext:value-type="currency">
            <text:p>$345.12</text:p>
          </table:table-cell>
          <table:table-cell table:formula="of:=[.F10]/[.D10]" office:value-type="percentage" office:value="0.921709567967982" calcext:value-type="percentage">
            <text:p>92.17%</text:p>
          </table:table-cell>
          <table:table-cell table:number-columns-repeated="3"/>
        </table:table-row>
        <table:table-row table:style-name="ro1">
          <table:table-cell table:formula="of:=[.A10]/(1 + ([.J$1]/100))" office:value-type="currency" office:currency="USD" office:value="193.382674865339" calcext:value-type="currency">
            <text:p>$193.38</text:p>
          </table:table-cell>
          <table:table-cell table:formula="of:=[.B10]*[.J$2]" office:value-type="currency" office:currency="USD" office:value="192.216796875" calcext:value-type="currency">
            <text:p>$192.22</text:p>
          </table:table-cell>
          <table:table-cell table:formula="of:=[.B11]/[.A11]" office:value-type="float" office:value="0.993971135257329" calcext:value-type="float">
            <text:p>0.9939711353</text:p>
          </table:table-cell>
          <table:table-cell table:formula="of:=SUM([.B$2:.B11])" office:value-type="currency" office:currency="USD" office:value="566.650390625" calcext:value-type="currency">
            <text:p>$566.65</text:p>
          </table:table-cell>
          <table:table-cell table:formula="of:=SUM([.C$2:.C11])" office:value-type="float" office:value="2.69363108063239" calcext:value-type="float">
            <text:p>2.6936310806</text:p>
          </table:table-cell>
          <table:table-cell table:formula="of:=[.A11]*[.E11]" office:value-type="currency" office:currency="USD" office:value="520.901583473106" calcext:value-type="currency">
            <text:p>$520.90</text:p>
          </table:table-cell>
          <table:table-cell table:formula="of:=[.F11]/[.D11]" office:value-type="percentage" office:value="0.91926449198873" calcext:value-type="percentage">
            <text:p>91.93%</text:p>
          </table:table-cell>
          <table:table-cell table:number-columns-repeated="3"/>
        </table:table-row>
        <table:table-row table:style-name="ro1">
          <table:table-cell table:formula="of:=[.A11]/(1 + ([.J$1]/100))" office:value-type="currency" office:currency="USD" office:value="184.173976062228" calcext:value-type="currency">
            <text:p>$184.17</text:p>
          </table:table-cell>
          <table:table-cell table:formula="of:=[.B11]*[.J$2]" office:value-type="currency" office:currency="USD" office:value="288.3251953125" calcext:value-type="currency">
            <text:p>$288.33</text:p>
          </table:table-cell>
          <table:table-cell table:formula="of:=[.B12]/[.A12]" office:value-type="float" office:value="1.56550453803029" calcext:value-type="float">
            <text:p>1.565504538</text:p>
          </table:table-cell>
          <table:table-cell table:formula="of:=SUM([.B$2:.B12])" office:value-type="currency" office:currency="USD" office:value="854.9755859375" calcext:value-type="currency">
            <text:p>$854.98</text:p>
          </table:table-cell>
          <table:table-cell table:formula="of:=SUM([.C$2:.C12])" office:value-type="float" office:value="4.25913561866269" calcext:value-type="float">
            <text:p>4.2591356187</text:p>
          </table:table-cell>
          <table:table-cell table:formula="of:=[.A12]*[.E12]" office:value-type="currency" office:currency="USD" office:value="784.421941477363" calcext:value-type="currency">
            <text:p>$784.42</text:p>
          </table:table-cell>
          <table:table-cell table:formula="of:=[.F12]/[.D12]" office:value-type="percentage" office:value="0.917478761241149" calcext:value-type="percentage">
            <text:p>91.75%</text:p>
          </table:table-cell>
          <table:table-cell table:number-columns-repeated="3"/>
        </table:table-row>
        <table:table-row table:style-name="ro1">
          <table:table-cell table:formula="of:=[.A12]/(1 + ([.J$1]/100))" office:value-type="currency" office:currency="USD" office:value="175.403786725931" calcext:value-type="currency">
            <text:p>$175.40</text:p>
          </table:table-cell>
          <table:table-cell table:formula="of:=[.B12]*[.J$2]" office:value-type="currency" office:currency="USD" office:value="432.48779296875" calcext:value-type="currency">
            <text:p>$432.49</text:p>
          </table:table-cell>
          <table:table-cell table:formula="of:=[.B13]/[.A13]" office:value-type="float" office:value="2.46566964739771" calcext:value-type="float">
            <text:p>2.4656696474</text:p>
          </table:table-cell>
          <table:table-cell table:formula="of:=SUM([.B$2:.B13])" office:value-type="currency" office:currency="USD" office:value="1287.46337890625" calcext:value-type="currency">
            <text:p>$1,287.46</text:p>
          </table:table-cell>
          <table:table-cell table:formula="of:=SUM([.C$2:.C13])" office:value-type="float" office:value="6.7248052660604" calcext:value-type="float">
            <text:p>6.7248052661</text:p>
          </table:table-cell>
          <table:table-cell table:formula="of:=[.A13]*[.E13]" office:value-type="currency" office:currency="USD" office:value="1179.55630866148" calcext:value-type="currency">
            <text:p>$1,179.56</text:p>
          </table:table-cell>
          <table:table-cell table:formula="of:=[.F13]/[.D13]" office:value-type="percentage" office:value="0.91618629934434" calcext:value-type="percentage">
            <text:p>91.62%</text:p>
          </table:table-cell>
          <table:table-cell table:number-columns-repeated="3"/>
        </table:table-row>
        <table:table-row table:style-name="ro1">
          <table:table-cell table:formula="of:=[.A13]/(1 + ([.J$1]/100))" office:value-type="currency" office:currency="USD" office:value="167.051225453268" calcext:value-type="currency">
            <text:p>$167.05</text:p>
          </table:table-cell>
          <table:table-cell table:formula="of:=[.B13]*[.J$2]" office:value-type="currency" office:currency="USD" office:value="648.731689453125" calcext:value-type="currency">
            <text:p>$648.73</text:p>
          </table:table-cell>
          <table:table-cell table:formula="of:=[.B14]/[.A14]" office:value-type="float" office:value="3.88342969465139" calcext:value-type="float">
            <text:p>3.8834296947</text:p>
          </table:table-cell>
          <table:table-cell table:formula="of:=SUM([.B$2:.B14])" office:value-type="currency" office:currency="USD" office:value="1936.19506835938" calcext:value-type="currency">
            <text:p>$1,936.20</text:p>
          </table:table-cell>
          <table:table-cell table:formula="of:=SUM([.C$2:.C14])" office:value-type="float" office:value="10.6082349607118" calcext:value-type="float">
            <text:p>10.6082349607</text:p>
          </table:table-cell>
          <table:table-cell table:formula="of:=[.A14]*[.E14]" office:value-type="currency" office:currency="USD" office:value="1772.1186500831" calcext:value-type="currency">
            <text:p>$1,772.12</text:p>
          </table:table-cell>
          <table:table-cell table:formula="of:=[.F14]/[.D14]" office:value-type="percentage" office:value="0.915258322388301" calcext:value-type="percentage">
            <text:p>91.53%</text:p>
          </table:table-cell>
          <table:table-cell table:number-columns-repeated="3"/>
        </table:table-row>
        <table:table-row table:style-name="ro1">
          <table:table-cell table:formula="of:=[.A14]/(1 + ([.J$1]/100))" office:value-type="currency" office:currency="USD" office:value="159.096405193588" calcext:value-type="currency">
            <text:p>$159.10</text:p>
          </table:table-cell>
          <table:table-cell table:formula="of:=[.B14]*[.J$2]" office:value-type="currency" office:currency="USD" office:value="973.097534179687" calcext:value-type="currency">
            <text:p>$973.10</text:p>
          </table:table-cell>
          <table:table-cell table:formula="of:=[.B15]/[.A15]" office:value-type="float" office:value="6.11640176907595" calcext:value-type="float">
            <text:p>6.1164017691</text:p>
          </table:table-cell>
          <table:table-cell table:formula="of:=SUM([.B$2:.B15])" office:value-type="currency" office:currency="USD" office:value="2909.29260253906" calcext:value-type="currency">
            <text:p>$2,909.29</text:p>
          </table:table-cell>
          <table:table-cell table:formula="of:=SUM([.C$2:.C15])" office:value-type="float" office:value="16.7246367297877" calcext:value-type="float">
            <text:p>16.7246367298</text:p>
          </table:table-cell>
          <table:table-cell table:formula="of:=[.A15]*[.E15]" office:value-type="currency" office:currency="USD" office:value="2660.82958187788" calcext:value-type="currency">
            <text:p>$2,660.83</text:p>
          </table:table-cell>
          <table:table-cell table:formula="of:=[.F15]/[.D15]" office:value-type="percentage" office:value="0.914596757835792" calcext:value-type="percentage">
            <text:p>91.46%</text:p>
          </table:table-cell>
          <table:table-cell table:number-columns-repeated="3"/>
        </table:table-row>
        <table:table-row table:style-name="ro1">
          <table:table-cell table:formula="of:=[.A15]/(1 + ([.J$1]/100))" office:value-type="currency" office:currency="USD" office:value="151.520385898656" calcext:value-type="currency">
            <text:p>$151.52</text:p>
          </table:table-cell>
          <table:table-cell table:formula="of:=[.B15]*[.J$2]" office:value-type="currency" office:currency="USD" office:value="1459.64630126953" calcext:value-type="currency">
            <text:p>$1,459.65</text:p>
          </table:table-cell>
          <table:table-cell table:formula="of:=[.B16]/[.A16]" office:value-type="float" office:value="9.63333278629462" calcext:value-type="float">
            <text:p>9.6333327863</text:p>
          </table:table-cell>
          <table:table-cell table:formula="of:=SUM([.B$2:.B16])" office:value-type="currency" office:currency="USD" office:value="4368.93890380859" calcext:value-type="currency">
            <text:p>$4,368.94</text:p>
          </table:table-cell>
          <table:table-cell table:formula="of:=SUM([.C$2:.C16])" office:value-type="float" office:value="26.3579695160824" calcext:value-type="float">
            <text:p>26.3579695161</text:p>
          </table:table-cell>
          <table:table-cell table:formula="of:=[.A16]*[.E16]" office:value-type="currency" office:currency="USD" office:value="3993.7697125818" calcext:value-type="currency">
            <text:p>$3,993.77</text:p>
          </table:table-cell>
          <table:table-cell table:formula="of:=[.F16]/[.D16]" office:value-type="percentage" office:value="0.914128075606701" calcext:value-type="percentage">
            <text:p>91.41%</text:p>
          </table:table-cell>
          <table:table-cell table:number-columns-repeated="3"/>
        </table:table-row>
        <table:table-row table:style-name="ro1">
          <table:table-cell table:formula="of:=[.A16]/(1 + ([.J$1]/100))" office:value-type="currency" office:currency="USD" office:value="144.305129427291" calcext:value-type="currency">
            <text:p>$144.31</text:p>
          </table:table-cell>
          <table:table-cell table:formula="of:=[.B16]*[.J$2]" office:value-type="currency" office:currency="USD" office:value="2189.4694519043" calcext:value-type="currency">
            <text:p>$2,189.47</text:p>
          </table:table-cell>
          <table:table-cell table:formula="of:=[.B17]/[.A17]" office:value-type="float" office:value="15.172499138414" calcext:value-type="float">
            <text:p>15.1724991384</text:p>
          </table:table-cell>
          <table:table-cell table:formula="of:=SUM([.B$2:.B17])" office:value-type="currency" office:currency="USD" office:value="6558.40835571289" calcext:value-type="currency">
            <text:p>$6,558.41</text:p>
          </table:table-cell>
          <table:table-cell table:formula="of:=SUM([.C$2:.C17])" office:value-type="float" office:value="41.5304686544964" calcext:value-type="float">
            <text:p>41.5304686545</text:p>
          </table:table-cell>
          <table:table-cell table:formula="of:=[.A17]*[.E17]" office:value-type="currency" office:currency="USD" office:value="5993.05965436315" calcext:value-type="currency">
            <text:p>$5,993.06</text:p>
          </table:table-cell>
          <table:table-cell table:formula="of:=[.F17]/[.D17]" office:value-type="percentage" office:value="0.913797880417544" calcext:value-type="percentage">
            <text:p>91.38%</text:p>
          </table:table-cell>
          <table:table-cell table:number-columns-repeated="3"/>
        </table:table-row>
        <table:table-row table:style-name="ro1">
          <table:table-cell table:formula="of:=[.A17]/(1 + ([.J$1]/100))" office:value-type="currency" office:currency="USD" office:value="137.43345659742" calcext:value-type="currency">
            <text:p>$137.43</text:p>
          </table:table-cell>
          <table:table-cell table:formula="of:=[.B17]*[.J$2]" office:value-type="currency" office:currency="USD" office:value="3284.20417785645" calcext:value-type="currency">
            <text:p>$3,284.20</text:p>
          </table:table-cell>
          <table:table-cell table:formula="of:=[.B18]/[.A18]" office:value-type="float" office:value="23.8966861430021" calcext:value-type="float">
            <text:p>23.896686143</text:p>
          </table:table-cell>
          <table:table-cell table:formula="of:=SUM([.B$2:.B18])" office:value-type="currency" office:currency="USD" office:value="9842.61253356934" calcext:value-type="currency">
            <text:p>$9,842.61</text:p>
          </table:table-cell>
          <table:table-cell table:formula="of:=SUM([.C$2:.C18])" office:value-type="float" office:value="65.4271547974985" calcext:value-type="float">
            <text:p>65.4271547975</text:p>
          </table:table-cell>
          <table:table-cell table:formula="of:=[.A18]*[.E18]" office:value-type="currency" office:currency="USD" office:value="8991.88003915468" calcext:value-type="currency">
            <text:p>$8,991.88</text:p>
          </table:table-cell>
          <table:table-cell table:formula="of:=[.F18]/[.D18]" office:value-type="percentage" office:value="0.913566393931171" calcext:value-type="percentage">
            <text:p>91.36%</text:p>
          </table:table-cell>
          <table:table-cell table:number-columns-repeated="3"/>
        </table:table-row>
        <table:table-row table:style-name="ro1">
          <table:table-cell table:formula="of:=[.A18]/(1 + ([.J$1]/100))" office:value-type="currency" office:currency="USD" office:value="130.889006283257" calcext:value-type="currency">
            <text:p>$130.89</text:p>
          </table:table-cell>
          <table:table-cell table:formula="of:=[.B18]*[.J$2]" office:value-type="currency" office:currency="USD" office:value="4926.30626678467" calcext:value-type="currency">
            <text:p>$4,926.31</text:p>
          </table:table-cell>
          <table:table-cell table:formula="of:=[.B19]/[.A19]" office:value-type="float" office:value="37.6372806752283" calcext:value-type="float">
            <text:p>37.6372806752</text:p>
          </table:table-cell>
          <table:table-cell table:formula="of:=SUM([.B$2:.B19])" office:value-type="currency" office:currency="USD" office:value="14768.918800354" calcext:value-type="currency">
            <text:p>$14,768.92</text:p>
          </table:table-cell>
          <table:table-cell table:formula="of:=SUM([.C$2:.C19])" office:value-type="float" office:value="103.064435472727" calcext:value-type="float">
            <text:p>103.0644354727</text:p>
          </table:table-cell>
          <table:table-cell table:formula="of:=[.A19]*[.E19]" office:value-type="currency" office:currency="USD" office:value="13490.0015421701" calcext:value-type="currency">
            <text:p>$13,490.00</text:p>
          </table:table-cell>
          <table:table-cell table:formula="of:=[.F19]/[.D19]" office:value-type="percentage" office:value="0.913404814836326" calcext:value-type="percentage">
            <text:p>91.34%</text:p>
          </table:table-cell>
          <table:table-cell table:number-columns-repeated="3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l </meta:initial-creator>
    <meta:creation-date>2014-11-26T10:01:16.855466777</meta:creation-date>
    <dc:date>2014-11-26T10:27:17.418599130</dc:date>
    <dc:creator>nol </dc:creator>
    <meta:editing-duration>PT22M46S</meta:editing-duration>
    <meta:editing-cycles>4</meta:editing-cycles>
    <meta:generator>LibreOffice/4.2.7.2$Linux_X86_64 LibreOffice_project/420m0$Build-2</meta:generator>
    <meta:document-statistic meta:table-count="2" meta:cell-count="274" meta:object-count="0"/>
  </office:meta>
</office:document-meta>
</file>